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Manager.exec( String s1 , String s2 , int i1 , int i2 , String s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undeclareBea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SFManager.declareBean( String s , Object o ,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SFManager.registerScriptingEngine( String string , String string2 ,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SFManager.loadScriptingEngin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setClassLoader( ClassLoader scrip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SFManager.eval( String s0 , String s1 , int i1 , int i2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